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1ebf9"/>
    </style:style>
    <style:style style:name="P2" style:family="paragraph" style:parent-style-name="Standard">
      <style:paragraph-properties fo:margin-left="0in" fo:margin-right="0in" fo:text-align="justify" style:justify-single-word="false" fo:text-indent="0.5in" style:auto-text-indent="false"/>
      <style:text-properties officeooo:paragraph-rsid="0001ebf9"/>
    </style:style>
    <style:style style:name="P3" style:family="paragraph" style:parent-style-name="Standard">
      <style:paragraph-properties fo:margin-left="0in" fo:margin-right="0in" fo:text-align="justify" style:justify-single-word="false" fo:text-indent="0.5in" style:auto-text-indent="false"/>
      <style:text-properties officeooo:rsid="0008f4e7" officeooo:paragraph-rsid="0008f4e7"/>
    </style:style>
    <style:style style:name="P4"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style>
    <style:style style:name="P5" style:family="paragraph" style:parent-style-name="Standard">
      <style:paragraph-properties fo:margin-left="0in" fo:margin-right="0in" fo:text-align="justify" style:justify-single-word="false" fo:text-indent="0.5in" style:auto-text-indent="false"/>
      <style:text-properties fo:font-size="12pt" officeooo:paragraph-rsid="0001ebf9" style:font-size-asian="12pt" style:font-size-complex="12pt"/>
    </style:style>
    <style:style style:name="P6" style:family="paragraph" style:parent-style-name="Standard">
      <style:paragraph-properties fo:margin-left="0in" fo:margin-right="0in" fo:text-align="justify" style:justify-single-word="false" fo:text-indent="0.5in" style:auto-text-indent="false"/>
      <style:text-properties fo:font-size="12pt" officeooo:rsid="0006ae72" officeooo:paragraph-rsid="0006ae72" style:font-size-asian="12pt" style:font-size-complex="12pt"/>
    </style:style>
    <style:style style:name="P7" style:family="paragraph" style:parent-style-name="Standard">
      <style:paragraph-properties fo:margin-left="0in" fo:margin-right="0in" fo:text-align="justify" style:justify-single-word="false" fo:text-indent="0.5in" style:auto-text-indent="false"/>
      <style:text-properties fo:font-size="12pt" officeooo:rsid="00080196" officeooo:paragraph-rsid="00080196" style:font-size-asian="12pt" style:font-size-complex="12pt"/>
    </style:style>
    <style:style style:name="P8" style:family="paragraph" style:parent-style-name="Standard">
      <style:paragraph-properties fo:margin-left="0in" fo:margin-right="0in" fo:text-align="justify" style:justify-single-word="false" fo:text-indent="0.5in" style:auto-text-indent="false"/>
      <style:text-properties fo:font-size="12pt" officeooo:rsid="0008f4e7" officeooo:paragraph-rsid="0008f4e7" style:font-size-asian="12pt" style:font-size-complex="12pt"/>
    </style:style>
    <style:style style:name="P9" style:family="paragraph" style:parent-style-name="Standard">
      <style:paragraph-properties fo:margin-left="0in" fo:margin-right="0in" fo:text-align="justify" style:justify-single-word="false" fo:text-indent="0.5in" style:auto-text-indent="false"/>
      <style:text-properties fo:font-size="12pt" officeooo:rsid="00041e9c" officeooo:paragraph-rsid="00041e9c" style:font-size-asian="12pt" style:font-size-complex="12pt"/>
    </style:style>
    <style:style style:name="P10" style:family="paragraph" style:parent-style-name="Standard">
      <style:paragraph-properties fo:margin-left="0in" fo:margin-right="0in" fo:text-align="justify" style:justify-single-word="false" fo:text-indent="0.5in" style:auto-text-indent="false"/>
      <style:text-properties officeooo:rsid="000c0452" officeooo:paragraph-rsid="000c0452"/>
    </style:style>
    <style:style style:name="P11" style:family="paragraph" style:parent-style-name="Standard">
      <style:paragraph-properties fo:margin-left="0in" fo:margin-right="0in" fo:text-align="justify" style:justify-single-word="false" fo:text-indent="0.5in" style:auto-text-indent="false"/>
      <style:text-properties officeooo:rsid="000c0452" officeooo:paragraph-rsid="000ea218"/>
    </style:style>
    <style:style style:name="P12" style:family="paragraph" style:parent-style-name="Standard">
      <style:paragraph-properties fo:margin-left="0in" fo:margin-right="0in" fo:text-align="justify" style:justify-single-word="false" fo:text-indent="0in" style:auto-text-indent="false"/>
      <style:text-properties fo:font-size="12pt" officeooo:rsid="00041e9c" officeooo:paragraph-rsid="00041e9c" style:font-size-asian="12pt" style:font-size-complex="12pt"/>
    </style:style>
    <style:style style:name="P13" style:family="paragraph" style:parent-style-name="Footnote">
      <style:text-properties officeooo:rsid="000dab5d" officeooo:paragraph-rsid="000dab5d"/>
    </style:style>
    <style:style style:name="P14" style:family="paragraph" style:parent-style-name="footnote_20_text" style:master-page-name="Converted2">
      <style:paragraph-properties style:page-number="auto"/>
    </style:style>
    <style:style style:name="T1" style:family="text">
      <style:text-properties fo:font-size="12pt" style:font-size-asian="12pt"/>
    </style:style>
    <style:style style:name="T2" style:family="text">
      <style:text-properties fo:font-size="12pt" style:font-size-asian="12pt" style:font-size-complex="12pt"/>
    </style:style>
    <style:style style:name="T3" style:family="text">
      <style:text-properties fo:font-size="12pt" officeooo:rsid="0009c4c9" style:font-size-asian="12pt" style:font-size-complex="12pt"/>
    </style:style>
    <style:style style:name="T4" style:family="text">
      <style:text-properties fo:font-size="12pt" officeooo:rsid="000dab5d" style:font-size-asian="12pt" style:font-size-complex="12pt"/>
    </style:style>
    <style:style style:name="T5" style:family="text">
      <style:text-properties fo:font-size="12pt" officeooo:rsid="000ea218" style:font-size-asian="12pt" style:font-size-complex="12pt"/>
    </style:style>
    <style:style style:name="T6" style:family="text">
      <style:text-properties fo:font-size="12pt" officeooo:rsid="0008f4e7" style:font-size-asian="12pt" style:font-size-complex="12pt"/>
    </style:style>
    <style:style style:name="T7" style:family="text">
      <style:text-properties fo:font-size="12pt" officeooo:rsid="000f99db" style:font-size-asian="12pt" style:font-size-complex="12pt"/>
    </style:style>
    <style:style style:name="T8" style:family="text">
      <style:text-properties fo:font-size="12pt" officeooo:rsid="00104753" style:font-size-asian="12pt" style:font-size-complex="12pt"/>
    </style:style>
    <style:style style:name="T9" style:family="text">
      <style:text-properties fo:font-size="12pt" officeooo:rsid="0010c17a" style:font-size-asian="12pt" style:font-size-complex="12pt"/>
    </style:style>
    <style:style style:name="T10" style:family="text">
      <style:text-properties fo:font-size="12pt" officeooo:rsid="0012660d" style:font-size-asian="12pt" style:font-size-complex="12pt"/>
    </style:style>
    <style:style style:name="T11" style:family="text">
      <style:text-properties fo:font-size="12pt" officeooo:rsid="0012ffc1" style:font-size-asian="12pt" style:font-size-complex="12pt"/>
    </style:style>
    <style:style style:name="T12" style:family="text">
      <style:text-properties fo:font-size="12pt" style:text-underline-style="solid" style:text-underline-width="auto" style:text-underline-color="font-color" style:font-size-asian="12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valuating the Shifting Priorities of Uganda’s Agricultural Extension Services</text:p>
      <text:p text:style-name="Text_20_body"/>
      <text:p text:style-name="P1"><text:span text:style-name="T1">Uganda’s agricultural extension services are expected to give greater emphasis to subsidized input provision and less to information provision. The </text:span><text:span text:style-name="T12">third study conducted by the team</text:span><text:span text:style-name="T1"> will examine the consequences of this policy shift using micro-level data. There are several reasons why a more balanced approach that combines agricultural extension information with time-limited and carefully targeted discounts in strategic areas may be preferable, both in terms of short run efficiency and longer run sustainability. The study will consider a range of issues, including interactions between agricultural extension information and input provision, disincentive effects related to free inputs and the risk of dis-adoption in the medium run when subsidies are phased-out. <text:s/></text:span></text:p>
      <text:p text:style-name="P4">Although the share of Uganda’s budget allocated to agriculture remains well below the CAADP’s 10 percent target, it is general felt that spending levels are not the core problem. It is not clear whether the ministry could absorb greater funding. This poor absorption capacity is a symptom of broader capacity problems, which manifest in poor service delivery. Uganda has struggled with extension services. At the time of its creation in 2001, the National Agricultural Advisory Services (NAADS) was heralded as a model for public-private partnerships (PPP) and initial impact evaluations of NAADS were largely positive (Benin et al 2011). However, over time, NAADS’ role as a provider of information became secondary to input distribution. NAADS was abolished in 2013, and a presidential initiative called Operation Wealth Creation (OWC) was launched whereby military personnel rather than extension agents started providing free inputs to farmers. This shift is noteworthy, as neighboring countries have begun to taper off input subsidies. At the same time, agricultural research and extension has been ranked favorably as a potential rural investment strategy in Uganda (Pauw and Thurlow, 2015).</text:p>
      <text:p text:style-name="P4">While the policy debate seems polarized between input provision or information provision, a mix of the two is likely to dominate. Heavily-subsidized inputs may not work well without maintaining or strengthening information provision. This is consistent with Gennerster and Suri (2015), who find that extension was instrumental in the profitability of a new technology with specific cultivation practices. Significant interaction effects are also observed among farmers in Uganda: farmers both receiving extension and using fertilizer obtain much higher yields. Putting too much focus on free input provision may also lead to inefficient allocation. It is often argued that people do not correctly value freely-provided goods, leading to wasted fertilizers. Providing inputs for free also distorts markets, leading to too much fertilizer use on fields that do not need it and too little on fields that do. On the other hand, recent experimental research finds that poor people’s demand for products beneficial to them is highly price elastic at low prices, but reduces rapidly when prices increase (Dupas, 2014). Carefully calibrated subsidies may be warranted. Similarly, too much focus on free input provision may also affect longer run sustainability. Free input provision over a long period may crowd-out private actors, resulting in supply shortages when subsidies are abolished. Subsidies should therefore be carefully targeted and time-limited (Carter et al 2014). It is unlikely that information provision gaps created by shifting priorities will be filled by the private sector due to the public nature of information. All the above issues will be examined in the study. </text:p>
      <text:p text:style-name="P2"><text:span text:style-name="T2">The study will use five rounds of the Uganda National Panel Survey (UNPS). The UNPS is part of the World Bank’s Living Standards Measurement Study - Integrated Surveys on Agriculture (LSMS-ISA) household survey project to generate multi-topic, nationally representative panel household surveys with a strong focus on agriculture. </text:span><text:span text:style-name="T1"><text:s/>We will start with a careful examination of </text:span><text:soft-page-break/><text:span text:style-name="T1">the relative yield effect of extension services, fertilizer use, and the interaction of extension and fertilizer use. This will be done though panel data regression models. We will control for a range of observables that are likely to influence yields and are correlated with the likelihood of receiving extension and/or fertilizer use such as labor availability or pesticide use. In addition, by exploiting the within-dimension of the panel, we can also control for household specific un-observables that can be assumed to be time invariant, such as market orientation. <text:s/>Second, to get a sense of the risk of dis-adoption when subsidies are removed, we will estimate dynamic panel data models of the likelihood that a farmer adopts fertilizer conditional on whether the farmer received free fertilizer or paid for fertilizer in the past. <text:s/>Finally, we will compare fertilizer purchase patterns between locations where fertilizer was subsidized and locations where it was not to investigate disincentive effects.</text:span></text:p>
      <text:p text:style-name="P4">Even though the UNPS consist of 5 rounds of about 3,000 households in each wave, extremely low fertilizer use in Uganda (&lt; 2 percent of plots) may complicate estimation. We will therefore also rely on a much more focused household surveys among rice farmers in Western Uganda and rice farmers in Eastern Uganda. Potato, and to a lesser extent rice farmers, are substantially more likely to use fertilizer. Results here should be interpreted as representative only for the relevant population of potato and rice farmers. In addition, as we do not have panel data for these populations, we will use propensity score matching to estimate our parameters of interest. </text:p>
      <text:p text:style-name="P2"><text:span text:style-name="T2">This study forms part of a larger project focusing on the review of public agricultural expenditure trends, which is funded by MAFAP and in partnership with the Economic Policy Research Centre (EPRC) and ActionAid Uganda, with an emphasis on exploring the short and longer-term economic implications and political-economy dimensions of the policy bias in favor of input provisioning. This larger project has high synergies with work already planned by PIM under Flagship 2, Cluster 2.2 (Public Investments and Institutions). Specifically, apart from the study proposed here, there are other three components of the larger project: (i) a traditional public expenditure analysis (with EPRC); (ii) a recursive-dynamic CGE analysis that explores medium-term growth effects and sustainability of investment packages dominated by free inputs as opposed to a more balanced approach (led by MAFAP)</text:span><text:span text:style-name="T2"><text:note text:id="ftn1" text:note-class="footnote"><text:note-citation>1</text:note-citation><text:note-body><text:p text:style-name="P14">The SAM for Uganda updated in the first phase of PIM under FP2 is going to be used for the CGE modeling analysis.</text:p></text:note-body></text:note></text:span><text:span text:style-name="T2">; and (iii) an institutional and political-economy assessment of the current policy direction (with ActionAid). </text:span></text:p>
      <text:p text:style-name="P5">As a member of the Civil Society Budget Advocacy Group (CSBAG), ActionAid has a long history of engaging the Ugandan government on agricultural budget-related issues. As such, ActionAid will also guide the policy advocacy strategy for the project. In the medium-term this will include wide dissemination of study results during the 2017/18 budget reading in July 2017, followed by active engagement in sector working groups and parliamentary committees during the 2018/19 budget planning stage from October to December 2017. Although a politically sensitive issue, there is in-country demand for this analysis, not only from civil society and development partners, but also from the Ministry of Agriculture itself. MAFAP is communicating with the Ministry of Agriculture to obtain a formal “request for analysis” or “letter of support” as official confirmation of the policy-relevance of the study. The separate study components will be released separately as research papers and/or policy notes, and jointly as a MAFAP Policy Report. </text:p>
      <text:p text:style-name="P5"/>
      <text:p text:style-name="P6">Models:</text:p>
      <text:p text:style-name="P6">We want to look at the relative effects of fertilizer use and extension on outcomes, mainly yield and production. </text:p>
      <text:p text:style-name="P7">We start by an analysis at the lowest level, which is the plot level. At this stage, we simply pool all observations. Note that there are often two growing seasons, so for many crops, we will have two observations in each panel wave.</text:p>
      <text:p text:style-name="P8">Data</text:p>
      <text:p text:style-name="P10"><text:span text:style-name="T2">The Uganda National Panel Survey is part of the LSMS-ISA project, an attempt to collect high quality panel data with a focus on agriculture in eight countries in Sub-Saharan Africa. </text:span></text:p>
      <text:p text:style-name="P11"><text:soft-page-break/><text:span text:style-name="T2">The first wave of the UNPS, generally referred to the UNPS2009/10, covers the first and second growing season of 2009. </text:span><text:span text:style-name="T4">It is a sub-sample of about </text:span><text:span text:style-name="T5">3000</text:span><text:span text:style-name="T4"> households that were also part o</text:span><text:span text:style-name="T5">f</text:span><text:span text:style-name="T4"> the Uganda National Household Survey of 2005/06</text:span><text:span text:style-name="T4"><text:note text:id="ftn0" text:note-class="footnote"><text:note-citation>2</text:note-citation><text:note-body><text:p text:style-name="P13">As such, some would consider the UNHS2009/10 the second wave of the panel. However, there were substantial changes in the questionnaire, and many of the questions we use in this study are missing in the UNHS 2005/06. We therefore decided against using the UNHS2005/06.</text:p></text:note-body></text:note></text:span><text:span text:style-name="T4">. </text:span><text:span text:style-name="T5">Of this, we find that about 2330 households are engaged in agriculture, cultivating at least one plot in at least one of the two seasons. About 25 percent of theses households report that at least one household member </text:span><text:span text:style-name="T6">received extension in the past 12 months. </text:span><text:span text:style-name="T7">Together, these households cultivate </text:span><text:span text:style-name="T8">about 23000 crops on plots, 12000 in the first season and 11000 in the second season. Only on about 1 percent of these crops, inorganic fertilizer was used. Some of these crops are intercropped with other crops. Aggregating to plot level </text:span><text:span text:style-name="T10">does not alter this proportion</text:span><text:span text:style-name="T9">. </text:span><text:span text:style-name="T10">Most of the fertilizer is used in the first season: in the second season, fertilizer is applied on only 0.6 percent of plots</text:span><text:span text:style-name="T9">. </text:span><text:span text:style-name="T10">Aggregated at the household level, we find that </text:span><text:span text:style-name="T11">only 100 households of the 2330 households report using fertilizer on any crop or plot in either the first or second season. Weighed by population weights, this corresponds to about 4.4 percent of households in Uganda.</text:span></text:p>
      <text:p text:style-name="P3"><text:span text:style-name="T2">The last wave that was available at the time of the research was the 2013/14 wave. This wave interviewed about 2500 households. These households cultivate about 7,000 plots of land. We find that in the most recent wave of the panel, an estimated 20 percent of household at least one person within the household received extension in the past 12 months. </text:span><text:span text:style-name="T3">Most of this extension is accessed through NAADS </text:span></text:p>
      <text:p text:style-name="P5"/>
      <text:p text:style-name="P9">Policy recommendations:</text:p>
      <text:p text:style-name="P9"/>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text" style:display-name="footnote text" style:family="paragraph" style:parent-style-name="Standard" style:default-outline-level="">
      <style:paragraph-properties fo:margin-top="0in" fo:margin-bottom="0in" loext:contextual-spacing="false" fo:line-height="100%"/>
      <style:text-properties fo:font-size="10pt" style:font-size-asian="10pt"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8T13:59:33.823719352</meta:creation-date>
    <dc:date>2017-04-21T17:10:13.515947531</dc:date>
    <meta:editing-duration>PT15H41M19S</meta:editing-duration>
    <meta:editing-cycles>7</meta:editing-cycles>
    <meta:generator>LibreOffice/5.1.6.2$Linux_X86_64 LibreOffice_project/10m0$Build-2</meta:generator>
    <meta:document-statistic meta:table-count="0" meta:image-count="0" meta:object-count="0" meta:page-count="3" meta:paragraph-count="18" meta:word-count="1610" meta:character-count="10353" meta:non-whitespace-character-count="8749"/>
  </office:meta>
</office:document-meta>
</file>